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21d36e"/>
    </style:style>
    <style:style style:name="P2" style:family="paragraph" style:parent-style-name="Heading_20_3">
      <style:text-properties officeooo:paragraph-rsid="0021d36e"/>
    </style:style>
    <style:style style:name="P3" style:family="paragraph" style:parent-style-name="Heading_20_4">
      <style:text-properties officeooo:paragraph-rsid="0021d36e"/>
    </style:style>
    <style:style style:name="P4" style:family="paragraph" style:parent-style-name="Text_20_body">
      <style:text-properties officeooo:paragraph-rsid="0021d36e"/>
    </style:style>
    <style:style style:name="T1" style:family="text">
      <style:text-properties officeooo:rsid="0119db28"/>
    </style:style>
    <style:style style:name="T2" style:family="text">
      <style:text-properties style:font-name="Liberation Sans" officeooo:rsid="0119db28"/>
    </style:style>
    <style:style style:name="T3" style:family="text">
      <style:text-properties style:font-name="Liberation Sans" fo:font-weight="bold" officeooo:rsid="00861a4e" style:font-weight-asian="bold" style:font-weight-complex="bold"/>
    </style:style>
    <style:style style:name="T4" style:family="text">
      <style:text-properties style:font-name="Liberation Sans" fo:font-weight="bold" officeooo:rsid="008755aa" style:font-weight-asian="bold" style:font-weight-complex="bold"/>
    </style:style>
    <style:style style:name="T5" style:family="text">
      <style:text-properties style:font-name="Liberation Sans" fo:font-weight="bold" officeooo:rsid="009cac31" style:font-weight-asian="bold" style:font-weight-complex="bold"/>
    </style:style>
    <style:style style:name="T6" style:family="text">
      <style:text-properties style:font-name="Liberation Sans" fo:font-weight="bold" officeooo:rsid="009951fb" style:font-weight-asian="bold" style:font-weight-complex="bold"/>
    </style:style>
    <style:style style:name="T7" style:family="text">
      <style:text-properties style:font-name="Liberation Sans" fo:font-weight="bold" officeooo:rsid="009b86eb" style:font-weight-asian="bold" style:font-weight-complex="bold"/>
    </style:style>
    <style:style style:name="T8" style:family="text">
      <style:text-properties style:font-name="Liberation Sans" fo:font-weight="bold" officeooo:rsid="00a318fc" style:font-weight-asian="bold" style:font-weight-complex="bold"/>
    </style:style>
    <style:style style:name="T9" style:family="text">
      <style:text-properties style:font-name="Liberation Sans" fo:font-weight="bold" officeooo:rsid="00a54519" style:font-weight-asian="bold" style:font-weight-complex="bold"/>
    </style:style>
    <style:style style:name="T10" style:family="text">
      <style:text-properties style:font-name="Liberation Sans" fo:font-weight="bold" officeooo:rsid="00aed65e" style:font-weight-asian="bold" style:font-weight-complex="bold"/>
    </style:style>
    <style:style style:name="T11" style:family="text">
      <style:text-properties style:font-name="Liberation Sans" fo:font-weight="bold" officeooo:rsid="00bb355d" style:font-weight-asian="bold" style:font-weight-complex="bold"/>
    </style:style>
    <style:style style:name="T12" style:family="text">
      <style:text-properties style:font-name="Liberation Sans" fo:font-weight="bold" officeooo:rsid="00b78f38" style:font-weight-asian="bold" style:font-weight-complex="bold"/>
    </style:style>
    <style:style style:name="T13" style:family="text">
      <style:text-properties style:font-name="Liberation Sans" fo:font-weight="bold" officeooo:rsid="02339c55" style:font-weight-asian="bold" style:font-weight-complex="bold"/>
    </style:style>
    <style:style style:name="T14" style:family="text">
      <style:text-properties style:font-name="Liberation Sans" fo:font-weight="bold" officeooo:rsid="00cf314e" style:font-weight-asian="bold" style:font-weight-complex="bold"/>
    </style:style>
    <style:style style:name="T15" style:family="text">
      <style:text-properties style:font-name="Liberation Sans" fo:font-weight="bold" officeooo:rsid="00fdd22a" style:font-weight-asian="bold" style:font-weight-complex="bold"/>
    </style:style>
    <style:style style:name="T16" style:family="text">
      <style:text-properties style:font-name="Liberation Sans" fo:font-weight="bold" officeooo:rsid="01017a3b" style:font-weight-asian="bold" style:font-weight-complex="bold"/>
    </style:style>
    <style:style style:name="T17" style:family="text">
      <style:text-properties style:font-name="Liberation Sans" fo:font-weight="bold" officeooo:rsid="0101a7cc" style:font-weight-asian="bold" style:font-weight-complex="bold"/>
    </style:style>
    <style:style style:name="T18" style:family="text">
      <style:text-properties style:font-name="Liberation Sans" fo:font-weight="bold" officeooo:rsid="01f2b16f" style:font-weight-asian="bold" style:font-weight-complex="bold"/>
    </style:style>
    <style:style style:name="T19" style:family="text">
      <style:text-properties style:font-name="Liberation Sans" fo:font-weight="bold" officeooo:rsid="011012a9" style:font-weight-asian="bold" style:font-weight-complex="bold"/>
    </style:style>
    <style:style style:name="T20" style:family="text">
      <style:text-properties style:font-name="Liberation Sans" officeooo:rsid="00861a4e"/>
    </style:style>
    <style:style style:name="T21" style:family="text">
      <style:text-properties style:font-name="Liberation Sans" officeooo:rsid="00888c47"/>
    </style:style>
    <style:style style:name="T22" style:family="text">
      <style:text-properties style:font-name="Liberation Sans" officeooo:rsid="008aba36"/>
    </style:style>
    <style:style style:name="T23" style:family="text">
      <style:text-properties style:font-name="Liberation Sans" officeooo:rsid="009cceb5"/>
    </style:style>
    <style:style style:name="T24" style:family="text">
      <style:text-properties style:font-name="Liberation Sans" officeooo:rsid="00c2ad59"/>
    </style:style>
    <style:style style:name="T25" style:family="text">
      <style:text-properties style:font-name="Liberation Sans" officeooo:rsid="00cf314e"/>
    </style:style>
    <style:style style:name="T26" style:family="text">
      <style:text-properties style:font-name="Liberation Sans" officeooo:rsid="00fdd22a"/>
    </style:style>
    <style:style style:name="T27" style:family="text">
      <style:text-properties style:font-name="Liberation Sans" officeooo:rsid="01017a3b"/>
    </style:style>
    <style:style style:name="T28" style:family="text">
      <style:text-properties style:font-name="Liberation Sans" officeooo:rsid="0102caf7"/>
    </style:style>
    <style:style style:name="T29" style:family="text">
      <style:text-properties style:font-name="Liberation Sans" officeooo:rsid="01f52ec2"/>
    </style:style>
    <style:style style:name="T30" style:family="text">
      <style:text-properties style:font-name="Liberation Sans" fo:font-weight="normal" officeooo:rsid="011012a9" style:font-weight-asian="normal" style:font-weight-complex="normal"/>
    </style:style>
    <style:style style:name="T31" style:family="text">
      <style:text-properties style:font-name="Liberation Sans" fo:font-weight="normal" officeooo:rsid="01120ba8" style:font-weight-asian="normal" style:font-weight-complex="normal"/>
    </style:style>
    <style:style style:name="T32" style:family="text">
      <style:text-properties style:font-name="Liberation Sans" fo:font-weight="normal" officeooo:rsid="0112d612" style:font-weight-asian="normal" style:font-weight-complex="normal"/>
    </style:style>
    <style:style style:name="T33" style:family="text">
      <style:text-properties style:font-name="Liberation Sans" fo:font-weight="normal" officeooo:rsid="0114b3ed" style:font-weight-asian="normal" style:font-weight-complex="normal"/>
    </style:style>
    <style:style style:name="T34" style:family="text">
      <style:text-properties style:font-name="Liberation Sans" fo:font-weight="normal" officeooo:rsid="01138a66" style:font-weight-asian="normal" style:font-weight-complex="normal"/>
    </style:style>
    <style:style style:name="T35" style:family="text">
      <style:text-properties officeooo:rsid="00888c47"/>
    </style:style>
    <style:style style:name="T36" style:family="text">
      <style:text-properties officeooo:rsid="00861a4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861a4e" style:font-weight-asian="bold" style:font-weight-complex="bold"/>
    </style:style>
    <style:style style:name="T39" style:family="text">
      <style:text-properties fo:font-weight="bold" officeooo:rsid="0093f3f4" style:font-weight-asian="bold" style:font-weight-complex="bold"/>
    </style:style>
    <style:style style:name="T40" style:family="text">
      <style:text-properties fo:font-weight="bold" officeooo:rsid="0088d5d5" style:font-weight-asian="bold" style:font-weight-complex="bold"/>
    </style:style>
    <style:style style:name="T41" style:family="text">
      <style:text-properties fo:font-weight="bold" officeooo:rsid="008aba36" style:font-weight-asian="bold" style:font-weight-complex="bold"/>
    </style:style>
    <style:style style:name="T42" style:family="text">
      <style:text-properties fo:font-weight="bold" officeooo:rsid="009951fb" style:font-weight-asian="bold" style:font-weight-complex="bold"/>
    </style:style>
    <style:style style:name="T43" style:family="text">
      <style:text-properties fo:font-weight="bold" officeooo:rsid="009d9bd7" style:font-weight-asian="bold" style:font-weight-complex="bold"/>
    </style:style>
    <style:style style:name="T44" style:family="text">
      <style:text-properties fo:font-weight="bold" officeooo:rsid="00aaa628" style:font-weight-asian="bold" style:font-weight-complex="bold"/>
    </style:style>
    <style:style style:name="T45" style:family="text">
      <style:text-properties fo:font-weight="bold" officeooo:rsid="00a318fc" style:font-weight-asian="bold" style:font-weight-complex="bold"/>
    </style:style>
    <style:style style:name="T46" style:family="text">
      <style:text-properties fo:font-weight="bold" officeooo:rsid="00a6d62e" style:font-weight-asian="bold" style:font-weight-complex="bold"/>
    </style:style>
    <style:style style:name="T47" style:family="text">
      <style:text-properties fo:font-weight="bold" officeooo:rsid="00aed65e" style:font-weight-asian="bold" style:font-weight-complex="bold"/>
    </style:style>
    <style:style style:name="T48" style:family="text">
      <style:text-properties fo:font-weight="bold" officeooo:rsid="00afec0d" style:font-weight-asian="bold" style:font-weight-complex="bold"/>
    </style:style>
    <style:style style:name="T49" style:family="text">
      <style:text-properties fo:font-weight="bold" officeooo:rsid="00aff165" style:font-weight-asian="bold" style:font-weight-complex="bold"/>
    </style:style>
    <style:style style:name="T50" style:family="text">
      <style:text-properties fo:font-weight="bold" officeooo:rsid="00b910ec" style:font-weight-asian="bold" style:font-weight-complex="bold"/>
    </style:style>
    <style:style style:name="T51" style:family="text">
      <style:text-properties fo:font-weight="bold" officeooo:rsid="00b78f38" style:font-weight-asian="bold" style:font-weight-complex="bold"/>
    </style:style>
    <style:style style:name="T52" style:family="text">
      <style:text-properties fo:font-weight="bold" officeooo:rsid="00b23e37" style:font-weight-asian="bold" style:font-weight-complex="bold"/>
    </style:style>
    <style:style style:name="T53" style:family="text">
      <style:text-properties fo:font-weight="bold" officeooo:rsid="00b38022" style:font-weight-asian="bold" style:font-weight-complex="bold"/>
    </style:style>
    <style:style style:name="T54" style:family="text">
      <style:text-properties fo:font-weight="bold" officeooo:rsid="00b48058" style:font-weight-asian="bold" style:font-weight-complex="bold"/>
    </style:style>
    <style:style style:name="T55" style:family="text">
      <style:text-properties fo:font-weight="bold" officeooo:rsid="00bbf2c8" style:font-weight-asian="bold" style:font-weight-complex="bold"/>
    </style:style>
    <style:style style:name="T56" style:family="text">
      <style:text-properties fo:font-weight="bold" officeooo:rsid="00bd8d19" style:font-weight-asian="bold" style:font-weight-complex="bold"/>
    </style:style>
    <style:style style:name="T57" style:family="text">
      <style:text-properties fo:font-weight="bold" officeooo:rsid="00c2ad59" style:font-weight-asian="bold" style:font-weight-complex="bold"/>
    </style:style>
    <style:style style:name="T58" style:family="text">
      <style:text-properties fo:font-weight="bold" officeooo:rsid="00c32ad8" style:font-weight-asian="bold" style:font-weight-complex="bold"/>
    </style:style>
    <style:style style:name="T59" style:family="text">
      <style:text-properties fo:font-weight="bold" officeooo:rsid="00c3fd8f" style:font-weight-asian="bold" style:font-weight-complex="bold"/>
    </style:style>
    <style:style style:name="T60" style:family="text">
      <style:text-properties fo:font-weight="bold" officeooo:rsid="00d4c0e6" style:font-weight-asian="bold" style:font-weight-complex="bold"/>
    </style:style>
    <style:style style:name="T61" style:family="text">
      <style:text-properties fo:font-weight="bold" officeooo:rsid="00fd68b3" style:font-weight-asian="bold" style:font-weight-complex="bold"/>
    </style:style>
    <style:style style:name="T62" style:family="text">
      <style:text-properties fo:font-weight="bold" officeooo:rsid="00fdd22a" style:font-weight-asian="bold" style:font-weight-complex="bold"/>
    </style:style>
    <style:style style:name="T63" style:family="text">
      <style:text-properties fo:font-weight="bold" officeooo:rsid="011012a9" style:font-weight-asian="bold" style:font-weight-complex="bold"/>
    </style:style>
    <style:style style:name="T64" style:family="text">
      <style:text-properties officeooo:rsid="0093f3f4"/>
    </style:style>
    <style:style style:name="T65" style:family="text">
      <style:text-properties officeooo:rsid="00889ee4"/>
    </style:style>
    <style:style style:name="T66" style:family="text">
      <style:text-properties officeooo:rsid="008aba36"/>
    </style:style>
    <style:style style:name="T67" style:family="text">
      <style:text-properties officeooo:rsid="009951fb"/>
    </style:style>
    <style:style style:name="T68" style:family="text">
      <style:text-properties fo:font-weight="normal" officeooo:rsid="009951fb" style:font-weight-asian="normal" style:font-weight-complex="normal"/>
    </style:style>
    <style:style style:name="T69" style:family="text">
      <style:text-properties fo:font-weight="normal" officeooo:rsid="009d9bd7" style:font-weight-asian="normal" style:font-weight-complex="normal"/>
    </style:style>
    <style:style style:name="T70" style:family="text">
      <style:text-properties fo:font-weight="normal" officeooo:rsid="00aaa628" style:font-weight-asian="normal" style:font-weight-complex="normal"/>
    </style:style>
    <style:style style:name="T71" style:family="text">
      <style:text-properties fo:font-weight="normal" officeooo:rsid="00a318fc" style:font-weight-asian="normal" style:font-weight-complex="normal"/>
    </style:style>
    <style:style style:name="T72" style:family="text">
      <style:text-properties fo:font-weight="normal" officeooo:rsid="00aed65e" style:font-weight-asian="normal" style:font-weight-complex="normal"/>
    </style:style>
    <style:style style:name="T73" style:family="text">
      <style:text-properties fo:font-weight="normal" officeooo:rsid="00aff165" style:font-weight-asian="normal" style:font-weight-complex="normal"/>
    </style:style>
    <style:style style:name="T74" style:family="text">
      <style:text-properties fo:font-weight="normal" officeooo:rsid="00b910ec" style:font-weight-asian="normal" style:font-weight-complex="normal"/>
    </style:style>
    <style:style style:name="T75" style:family="text">
      <style:text-properties fo:font-weight="normal" officeooo:rsid="00b23e37" style:font-weight-asian="normal" style:font-weight-complex="normal"/>
    </style:style>
    <style:style style:name="T76" style:family="text">
      <style:text-properties fo:font-weight="normal" officeooo:rsid="00b38022" style:font-weight-asian="normal" style:font-weight-complex="normal"/>
    </style:style>
    <style:style style:name="T77" style:family="text">
      <style:text-properties fo:font-weight="normal" officeooo:rsid="00b48058" style:font-weight-asian="normal" style:font-weight-complex="normal"/>
    </style:style>
    <style:style style:name="T78" style:family="text">
      <style:text-properties fo:font-weight="normal" officeooo:rsid="00c3fd8f" style:font-weight-asian="normal" style:font-weight-complex="normal"/>
    </style:style>
    <style:style style:name="T79" style:family="text">
      <style:text-properties officeooo:rsid="009d9bd7"/>
    </style:style>
    <style:style style:name="T80" style:family="text">
      <style:text-properties fo:color="#355269" fo:font-weight="bold" style:font-weight-asian="bold" style:font-weight-complex="bold"/>
    </style:style>
    <style:style style:name="T81" style:family="text">
      <style:text-properties fo:color="#355269" fo:font-weight="bold" officeooo:rsid="009d9bd7" style:font-weight-asian="bold" style:font-weight-complex="bold"/>
    </style:style>
    <style:style style:name="T82" style:family="text">
      <style:text-properties fo:color="#355269" fo:font-weight="bold" officeooo:rsid="00a318fc" style:font-weight-asian="bold" style:font-weight-complex="bold"/>
    </style:style>
    <style:style style:name="T83" style:family="text">
      <style:text-properties fo:color="#355269" fo:font-weight="bold" officeooo:rsid="00a6d62e" style:font-weight-asian="bold" style:font-weight-complex="bold"/>
    </style:style>
    <style:style style:name="T84" style:family="text">
      <style:text-properties fo:color="#355269" fo:font-weight="bold" officeooo:rsid="00aaa628" style:font-weight-asian="bold" style:font-weight-complex="bold"/>
    </style:style>
    <style:style style:name="T85" style:family="text">
      <style:text-properties fo:color="#355269" fo:font-weight="bold" officeooo:rsid="00b23e37" style:font-weight-asian="bold" style:font-weight-complex="bold"/>
    </style:style>
    <style:style style:name="T86" style:family="text">
      <style:text-properties fo:color="#355269" fo:font-weight="bold" officeooo:rsid="00bbf2c8" style:font-weight-asian="bold" style:font-weight-complex="bold"/>
    </style:style>
    <style:style style:name="T87" style:family="text">
      <style:text-properties fo:color="#355269" fo:font-weight="bold" officeooo:rsid="00bd8d19" style:font-weight-asian="bold" style:font-weight-complex="bold"/>
    </style:style>
    <style:style style:name="T88" style:family="text">
      <style:text-properties fo:color="#355269" fo:font-weight="bold" officeooo:rsid="00bf5535" style:font-weight-asian="bold" style:font-weight-complex="bold"/>
    </style:style>
    <style:style style:name="T89" style:family="text">
      <style:text-properties fo:color="#355269" fo:font-weight="bold" officeooo:rsid="00c32ad8" style:font-weight-asian="bold" style:font-weight-complex="bold"/>
    </style:style>
    <style:style style:name="T90" style:family="text">
      <style:text-properties fo:color="#355269" fo:font-weight="bold" officeooo:rsid="00fd68b3" style:font-weight-asian="bold" style:font-weight-complex="bold"/>
    </style:style>
    <style:style style:name="T91" style:family="text">
      <style:text-properties fo:color="#355269" fo:font-weight="bold" officeooo:rsid="01009b37" style:font-weight-asian="bold" style:font-weight-complex="bold"/>
    </style:style>
    <style:style style:name="T92" style:family="text">
      <style:text-properties fo:color="#355269" fo:font-weight="bold" officeooo:rsid="0106654b" style:font-weight-asian="bold" style:font-weight-complex="bold"/>
    </style:style>
    <style:style style:name="T93" style:family="text">
      <style:text-properties fo:color="#355269" fo:font-weight="bold" officeooo:rsid="011012a9" style:font-weight-asian="bold" style:font-weight-complex="bold"/>
    </style:style>
    <style:style style:name="T94" style:family="text">
      <style:text-properties fo:color="#355269" style:text-line-through-style="none" style:text-line-through-type="none" style:font-name="Liberation Sans" fo:font-weight="bold" officeooo:rsid="00cb4c06" style:font-weight-asian="bold" style:font-weight-complex="bold"/>
    </style:style>
    <style:style style:name="T95" style:family="text">
      <style:text-properties fo:color="#355269" style:text-line-through-style="none" style:text-line-through-type="none" style:font-name="Liberation Sans" fo:font-weight="bold" officeooo:rsid="00cdd11c" style:font-weight-asian="bold" style:font-weight-complex="bold"/>
    </style:style>
    <style:style style:name="T96" style:family="text">
      <style:text-properties fo:color="#355269" style:font-name="Liberation Sans" fo:font-weight="bold" officeooo:rsid="01085132" style:font-weight-asian="bold" style:font-weight-complex="bold"/>
    </style:style>
    <style:style style:name="T97" style:family="text">
      <style:text-properties fo:color="#355269" style:font-name="Liberation Sans" fo:font-weight="bold" officeooo:rsid="011012a9" style:font-weight-asian="bold" style:font-weight-complex="bold"/>
    </style:style>
    <style:style style:name="T98" style:family="text">
      <style:text-properties officeooo:rsid="00aaa628"/>
    </style:style>
    <style:style style:name="T99" style:family="text">
      <style:text-properties officeooo:rsid="00a318fc"/>
    </style:style>
    <style:style style:name="T100" style:family="text">
      <style:text-properties fo:color="#c9211e" fo:font-weight="bold" officeooo:rsid="00a318fc" style:font-weight-asian="bold" style:font-weight-complex="bold"/>
    </style:style>
    <style:style style:name="T101" style:family="text">
      <style:text-properties fo:color="#c9211e" fo:font-weight="bold" officeooo:rsid="00a6d62e" style:font-weight-asian="bold" style:font-weight-complex="bold"/>
    </style:style>
    <style:style style:name="T102" style:family="text">
      <style:text-properties fo:color="#c9211e" officeooo:rsid="00a318fc"/>
    </style:style>
    <style:style style:name="T103" style:family="text">
      <style:text-properties officeooo:rsid="00a6d62e"/>
    </style:style>
    <style:style style:name="T104" style:family="text">
      <style:text-properties officeooo:rsid="00bbf2c8"/>
    </style:style>
    <style:style style:name="T105" style:family="text">
      <style:text-properties officeooo:rsid="00bd8d19"/>
    </style:style>
    <style:style style:name="T106" style:family="text">
      <style:text-properties officeooo:rsid="00bf5535"/>
    </style:style>
    <style:style style:name="T107" style:family="text">
      <style:text-properties fo:color="#000000" fo:font-weight="normal" officeooo:rsid="00bf5535" style:font-weight-asian="normal" style:font-weight-complex="normal"/>
    </style:style>
    <style:style style:name="T108" style:family="text">
      <style:text-properties fo:color="#000000" fo:font-weight="bold" officeooo:rsid="00bf5535" style:font-weight-asian="bold" style:font-weight-complex="bold"/>
    </style:style>
    <style:style style:name="T109" style:family="text">
      <style:text-properties fo:color="#000000" style:text-line-through-style="none" style:text-line-through-type="none" style:font-name="Liberation Sans" fo:font-weight="normal" officeooo:rsid="00caf3ef" style:font-weight-asian="normal" style:font-weight-complex="normal"/>
    </style:style>
    <style:style style:name="T110" style:family="text">
      <style:text-properties fo:color="#000000" style:text-line-through-style="none" style:text-line-through-type="none" style:font-name="Liberation Sans" fo:font-weight="normal" officeooo:rsid="00d20ccd" style:font-weight-asian="normal" style:font-weight-complex="normal"/>
    </style:style>
    <style:style style:name="T111" style:family="text">
      <style:text-properties fo:color="#000000" style:text-line-through-style="none" style:text-line-through-type="none" style:font-name="Liberation Sans" fo:font-weight="normal" officeooo:rsid="00cb4c06" style:font-weight-asian="normal" style:font-weight-complex="normal"/>
    </style:style>
    <style:style style:name="T112" style:family="text">
      <style:text-properties fo:color="#000000" style:text-line-through-style="none" style:text-line-through-type="none" style:font-name="Liberation Sans" fo:font-weight="normal" officeooo:rsid="00cfaff3" style:font-weight-asian="normal" style:font-weight-complex="normal"/>
    </style:style>
    <style:style style:name="T113" style:family="text">
      <style:text-properties fo:color="#000000" style:text-line-through-style="none" style:text-line-through-type="none" style:font-name="Liberation Sans" fo:font-weight="normal" officeooo:rsid="00d10d33" style:font-weight-asian="normal" style:font-weight-complex="normal"/>
    </style:style>
    <style:style style:name="T114" style:family="text">
      <style:text-properties fo:color="#000000" style:text-line-through-style="none" style:text-line-through-type="none" style:font-name="Liberation Sans" fo:font-weight="normal" officeooo:rsid="00d37c53" style:font-weight-asian="normal" style:font-weight-complex="normal"/>
    </style:style>
    <style:style style:name="T115" style:family="text">
      <style:text-properties fo:color="#000000" style:text-line-through-style="none" style:text-line-through-type="none" style:font-name="Liberation Sans" fo:font-weight="bold" officeooo:rsid="00caf3ef" style:font-weight-asian="bold" style:font-weight-complex="bold"/>
    </style:style>
    <style:style style:name="T116" style:family="text">
      <style:text-properties fo:color="#000000" style:text-line-through-style="none" style:text-line-through-type="none" style:font-name="Liberation Sans" fo:font-weight="bold" officeooo:rsid="00d20ccd" style:font-weight-asian="bold" style:font-weight-complex="bold"/>
    </style:style>
    <style:style style:name="T117" style:family="text">
      <style:text-properties fo:color="#000000" style:text-line-through-style="none" style:text-line-through-type="none" style:font-name="Liberation Sans" fo:font-weight="bold" officeooo:rsid="00cb4c06" style:font-weight-asian="bold" style:font-weight-complex="bold"/>
    </style:style>
    <style:style style:name="T118" style:family="text">
      <style:text-properties fo:color="#000000" style:text-line-through-style="none" style:text-line-through-type="none" style:font-name="Liberation Sans" fo:font-weight="bold" officeooo:rsid="00cfaff3" style:font-weight-asian="bold" style:font-weight-complex="bold"/>
    </style:style>
    <style:style style:name="T119" style:family="text">
      <style:text-properties fo:color="#000000" style:text-line-through-style="none" style:text-line-through-type="none" style:font-name="Liberation Sans" fo:font-weight="bold" officeooo:rsid="00d10d33" style:font-weight-asian="bold" style:font-weight-complex="bold"/>
    </style:style>
    <style:style style:name="T120" style:family="text">
      <style:text-properties fo:color="#000000" style:text-line-through-style="none" style:text-line-through-type="none" style:font-name="Liberation Sans" fo:font-weight="bold" officeooo:rsid="00d37c53" style:font-weight-asian="bold" style:font-weight-complex="bold"/>
    </style:style>
    <style:style style:name="T121" style:family="text">
      <style:text-properties officeooo:rsid="00c2ad59"/>
    </style:style>
    <style:style style:name="T122" style:family="text">
      <style:text-properties fo:color="#3465a4" fo:font-weight="bold" style:font-weight-asian="bold" style:font-weight-complex="bold"/>
    </style:style>
    <style:style style:name="T123" style:family="text">
      <style:text-properties fo:color="#3465a4" fo:font-weight="bold" officeooo:rsid="00c32ad8" style:font-weight-asian="bold" style:font-weight-complex="bold"/>
    </style:style>
    <style:style style:name="T124" style:family="text">
      <style:text-properties fo:color="#3465a4" style:text-line-through-style="none" style:text-line-through-type="none" fo:font-weight="bold" style:font-weight-asian="bold" style:font-weight-complex="bold"/>
    </style:style>
    <style:style style:name="T125" style:family="text">
      <style:text-properties fo:color="#3465a4" style:text-line-through-style="none" style:text-line-through-type="none" fo:font-weight="bold" officeooo:rsid="00cfaff3" style:font-weight-asian="bold" style:font-weight-complex="bold"/>
    </style:style>
    <style:style style:name="T126" style:family="text">
      <style:text-properties fo:color="#3465a4" style:text-line-through-style="none" style:text-line-through-type="none" fo:font-weight="bold" officeooo:rsid="00d6eb6b" style:font-weight-asian="bold" style:font-weight-complex="bold"/>
    </style:style>
    <style:style style:name="T127" style:family="text">
      <style:text-properties fo:color="#3465a4" style:text-line-through-style="none" style:text-line-through-type="none" fo:font-weight="bold" officeooo:rsid="00d4c0e6" style:font-weight-asian="bold" style:font-weight-complex="bold"/>
    </style:style>
    <style:style style:name="T128" style:family="text">
      <style:text-properties fo:color="#3465a4" style:text-line-through-style="none" style:text-line-through-type="none" fo:font-weight="bold" officeooo:rsid="00d68efb" style:font-weight-asian="bold" style:font-weight-complex="bold"/>
    </style:style>
    <style:style style:name="T129" style:family="text">
      <style:text-properties fo:color="#3465a4" style:text-line-through-style="none" style:text-line-through-type="none" style:font-name="Liberation Sans" fo:font-weight="bold" officeooo:rsid="00cc6de9" style:font-weight-asian="bold" style:font-weight-complex="bold"/>
    </style:style>
    <style:style style:name="T130" style:family="text">
      <style:text-properties fo:color="#3465a4" style:text-line-through-style="none" style:text-line-through-type="none" style:font-name="Liberation Sans" fo:font-weight="bold" officeooo:rsid="00c9842f" style:font-weight-asian="bold" style:font-weight-complex="bold"/>
    </style:style>
    <style:style style:name="T131" style:family="text">
      <style:text-properties officeooo:rsid="00c32ad8"/>
    </style:style>
    <style:style style:name="T132" style:family="text">
      <style:text-properties officeooo:rsid="00c3fd8f"/>
    </style:style>
    <style:style style:name="T133" style:family="text">
      <style:text-properties style:text-line-through-style="none" style:text-line-through-type="none"/>
    </style:style>
    <style:style style:name="T134" style:family="text">
      <style:text-properties officeooo:rsid="00d4c0e6"/>
    </style:style>
    <style:style style:name="T135" style:family="text">
      <style:text-properties officeooo:rsid="00fd68b3"/>
    </style:style>
    <style:style style:name="T136" style:family="text">
      <style:text-properties officeooo:rsid="00fdd22a"/>
    </style:style>
    <style:style style:name="T137" style:family="text">
      <style:text-properties officeooo:rsid="01f34925"/>
    </style:style>
    <style:style style:name="T138" style:family="text">
      <style:text-properties officeooo:rsid="010330fb"/>
    </style:style>
    <style:style style:name="T139" style:family="text">
      <style:text-properties officeooo:rsid="010e87fb"/>
    </style:style>
    <style:style style:name="T140" style:family="text">
      <style:text-properties officeooo:rsid="011012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<text:span text:style-name="T35">erenciamento de </text:span>repositórios remotos</text:h>
      <text:p text:style-name="P4"><text:tab/><text:span text:style-name="T36">Os </text:span><text:span text:style-name="T38">repositórios</text:span><text:span text:style-name="T36"> </text:span><text:span text:style-name="T38">remotos</text:span><text:span text:style-name="T36"> são quaisquer </text:span><text:span text:style-name="T38">repositórios</text:span><text:span text:style-name="T36"> </text:span><text:span text:style-name="T38">do</text:span><text:span text:style-name="T36"> </text:span><text:span text:style-name="T38">git</text:span><text:span text:style-name="T36"> </text:span><text:span text:style-name="T38">hospedados</text:span><text:span text:style-name="T36"> em </text:span><text:span text:style-name="T38">um</text:span><text:span text:style-name="T36"> ou </text:span><text:span text:style-name="T38">mais</text:span><text:span text:style-name="T36"> </text:span><text:span text:style-name="T38">servidor</text:span><text:span text:style-name="T39">e</text:span><text:span text:style-name="T3">s</text:span><text:span text:style-name="T64"> </text:span><text:span text:style-name="T38">remoto</text:span><text:span text:style-name="T39">s</text:span><text:span text:style-name="T36"> como GitHub. Eles </text:span><text:span text:style-name="T38">trabalham</text:span><text:span text:style-name="T36"> com </text:span><text:span text:style-name="T38">pushing</text:span><text:span text:style-name="T36"> (</text:span><text:span text:style-name="T20">enviar</text:span><text:span text:style-name="T36"> dados) e </text:span><text:span text:style-name="T38">pulling</text:span><text:span text:style-name="T36"> (obter dados).</text:span></text:p>
      <text:p text:style-name="P4"><text:tab/><text:span text:style-name="T37">Gerenciar</text:span> <text:span text:style-name="T37">repositórios</text:span> <text:span text:style-name="T37">remotos</text:span> inclui saber como <text:span text:style-name="T4">incrementá</text:span>-<text:span text:style-name="T37">los</text:span> <text:span text:style-name="T37">remotamente</text:span>, <text:span text:style-name="T37">remover</text:span> <text:span text:style-name="T21">os</text:span> que <text:span text:style-name="T37">não são válidos</text:span>, <text:span text:style-name="T37">gerenciar</text:span> vários <text:span text:style-name="T37">branches</text:span>(ramos), <text:span text:style-name="T65">definindo-os</text:span> como rastreados ou não e<text:span text:style-name="T37"> </text:span><text:span text:style-name="T40">outras coisas</text:span> mais.</text:p>
      <text:h text:style-name="P2" text:outline-level="3">Exibindo repositórios remotos conectado<text:span text:style-name="T66">s com git remote</text:span></text:h>
      <text:p text:style-name="P4"><text:tab/><text:span text:style-name="T41">Git</text:span><text:span text:style-name="T66"> </text:span><text:span text:style-name="T41">remote</text:span><text:span text:style-name="T66"> mostra o </text:span><text:span text:style-name="T41">nome</text:span><text:span text:style-name="T66"> </text:span><text:span text:style-name="T41">abreviado </text:span><text:span text:style-name="T66">de </text:span><text:span text:style-name="T41">todos</text:span><text:span text:style-name="T66"> </text:span><text:span text:style-name="T5">repositórios</text:span><text:span text:style-name="T66"> remotos </text:span><text:span text:style-name="T22">c</text:span><text:span text:style-name="T23">onectados ao</text:span><text:span text:style-name="T66"> </text:span><text:span text:style-name="T41">repositório</text:span><text:span text:style-name="T66"> </text:span><text:span text:style-name="T41">local</text:span><text:span text:style-name="T66">, se um </text:span><text:span text:style-name="T41">repositório</text:span><text:span text:style-name="T66"> foi </text:span><text:span text:style-name="T41">clonado</text:span><text:span text:style-name="T66"> (</text:span><text:span text:style-name="T41">git</text:span><text:span text:style-name="T66"> </text:span><text:span text:style-name="T41">clone</text:span><text:span text:style-name="T66">) ele </text:span><text:span text:style-name="T41">deve</text:span><text:span text:style-name="T66"> </text:span><text:span text:style-name="T41">ter</text:span><text:span text:style-name="T66">, pelo menos, o </text:span><text:span text:style-name="T41">repositório</text:span><text:span text:style-name="T66"> do qual ele </text:span><text:span text:style-name="T41">foi</text:span><text:span text:style-name="T66"> </text:span><text:span text:style-name="T41">clonado</text:span><text:span text:style-name="T66"> chamado </text:span><text:span text:style-name="T41">origin</text:span><text:span text:style-name="T66">.</text:span></text:p>
      <text:p text:style-name="P4"><text:tab/><text:span text:style-name="T67">O</text:span><text:span text:style-name="T42"> parâmetro -v mostra </text:span><text:span text:style-name="T68">as</text:span><text:span text:style-name="T42"> </text:span><text:span text:style-name="T6">U</text:span><text:span text:style-name="T7">RLS</text:span><text:span text:style-name="T42"> associadas aos repositórios</text:span><text:span text:style-name="T67"> e o </text:span><text:span text:style-name="T42">apelido</text:span><text:span text:style-name="T67"> do repositório. </text:span><text:span text:style-name="T42">Sempre</text:span><text:span text:style-name="T67"> é </text:span><text:span text:style-name="T42">possível</text:span><text:span text:style-name="T67"> obter </text:span><text:span text:style-name="T42">PULL</text:span><text:span text:style-name="T67"> de um </text:span><text:span text:style-name="T42">repositório</text:span><text:span text:style-name="T67"> </text:span><text:span text:style-name="T42">conectado</text:span><text:span text:style-name="T67">, mas </text:span><text:span text:style-name="T42">nem</text:span><text:span text:style-name="T67"> </text:span><text:span text:style-name="T42">sempre</text:span><text:span text:style-name="T67"> é possível obter </text:span><text:span text:style-name="T42">PUSH</text:span><text:span text:style-name="T67">.</text:span></text:p>
      <text:h text:style-name="P2" text:outline-level="3">Adicionando repositórios remotos com git remote add</text:h>
      <text:p text:style-name="P4"><text:tab/><text:span text:style-name="T79">Além de </text:span><text:span text:style-name="T69">mostrar</text:span><text:span text:style-name="T79"> os </text:span><text:span text:style-name="T69">repositórios</text:span><text:span text:style-name="T79"> </text:span><text:span text:style-name="T43">git</text:span><text:span text:style-name="T79"> </text:span><text:span text:style-name="T43">remote</text:span><text:span text:style-name="T79"> pode </text:span><text:span text:style-name="T43">adicionar</text:span><text:span text:style-name="T79"> e </text:span><text:span text:style-name="T43">apelidar</text:span><text:span text:style-name="T79"> um </text:span><text:span text:style-name="T43">repositório</text:span><text:span text:style-name="T79"> </text:span><text:span text:style-name="T43">remoto</text:span><text:span text:style-name="T79">, com</text:span><text:span text:style-name="T81"> ‘git remote add apelido URL’</text:span><text:span text:style-name="T79"> (ex: git remote add meuRepo https://github.com/myUser/myRepo).</text:span></text:p>
      <text:p text:style-name="P4"><text:s/><text:tab/><text:span text:style-name="T98">Ao </text:span><text:span text:style-name="T44">usar</text:span><text:span text:style-name="T98"> </text:span><text:span text:style-name="T44">git</text:span><text:span text:style-name="T98"> </text:span><text:span text:style-name="T44">fetch</text:span><text:span text:style-name="T98"> o </text:span><text:span text:style-name="T44">repositório</text:span><text:span text:style-name="T98"> </text:span><text:span text:style-name="T44">remoto</text:span><text:span text:style-name="T98"> adicionado </text:span><text:span text:style-name="T44">estaria</text:span><text:span text:style-name="T98"> </text:span><text:span text:style-name="T44">disponível</text:span><text:span text:style-name="T98"> em </text:span><text:span text:style-name="T44">apelido</text:span><text:span text:style-name="T98">/</text:span><text:span text:style-name="T44">master</text:span><text:span text:style-name="T98"> e é </text:span><text:span text:style-name="T44">possível</text:span><text:span text:style-name="T98"> se referir a ele </text:span><text:span text:style-name="T44">usando</text:span><text:span text:style-name="T98"> o </text:span><text:span text:style-name="T44">apelido</text:span><text:span text:style-name="T98"> em vez da </text:span><text:span text:style-name="T70">URL</text:span><text:span text:style-name="T98">.</text:span></text:p>
      <text:h text:style-name="P2" text:outline-level="3">Buscando e Obtendo de seus Repositórios Remotos <text:span text:style-name="T99">com git fetch e git merge</text:span></text:h>
      <text:p text:style-name="P4"><text:tab/><text:span text:style-name="T82">Git fetch nomeDoRepo</text:span><text:span text:style-name="T99"> vai até o </text:span><text:span text:style-name="T71">repositório</text:span><text:span text:style-name="T99"> </text:span><text:span text:style-name="T71">remoto</text:span><text:span text:style-name="T99"> e </text:span><text:span text:style-name="T45">baixa</text:span><text:span text:style-name="T99"> os </text:span><text:span text:style-name="T8">a</text:span><text:span text:style-name="T9">rquivos</text:span><text:span text:style-name="T99"> dos </text:span><text:span text:style-name="T45">branches</text:span><text:span text:style-name="T99"> que ainda </text:span><text:span text:style-name="T45">não</text:span><text:span text:style-name="T99"> </text:span><text:span text:style-name="T45">existem</text:span><text:span text:style-name="T99"> </text:span><text:span text:style-name="T100">sem</text:span><text:span text:style-name="T102"> </text:span><text:span text:style-name="T100">dar</text:span><text:span text:style-name="T102"> </text:span><text:span text:style-name="T100">merge</text:span><text:span text:style-name="T99">, os </text:span><text:span text:style-name="T45">branches</text:span><text:span text:style-name="T99"> </text:span><text:span text:style-name="T45">baixados</text:span><text:span text:style-name="T99"> ficam </text:span><text:span text:style-name="T45">disponíveis</text:span><text:span text:style-name="T99"> em </text:span><text:span text:style-name="T45">nomeDoRepo</text:span><text:span text:style-name="T99">/</text:span><text:span text:style-name="T45">nomeDoBranch</text:span><text:span text:style-name="T99">.</text:span></text:p>
      <text:p text:style-name="P4"><text:span text:style-name="T80"><text:tab/></text:span><text:span text:style-name="T83">Git pull nomeDoRepo</text:span><text:span text:style-name="T103"> também </text:span><text:span text:style-name="T46">baixa</text:span><text:span text:style-name="T103"> </text:span><text:span text:style-name="T46">os</text:span><text:span text:style-name="T103"> </text:span><text:span text:style-name="T46">arquivos</text:span><text:span text:style-name="T103"> dos </text:span><text:span text:style-name="T46">branches</text:span><text:span text:style-name="T103"> de um repositório remoto, porém ele </text:span><text:span text:style-name="T101">dá merge nos arquivos</text:span><text:span text:style-name="T103">, é o </text:span><text:span text:style-name="T46">equivalente</text:span><text:span text:style-name="T103"> a </text:span><text:span text:style-name="T46">git fetch + git merge.</text:span></text:p>
      <text:h text:style-name="P2" text:outline-level="3">Fazendo Push</text:h>
      <text:p text:style-name="P4"><text:tab/><text:span text:style-name="T84">Git push nomeDoRepo Branch</text:span><text:span text:style-name="T72"> </text:span><text:span text:style-name="T47">checa</text:span><text:span text:style-name="T72"> se o </text:span><text:span text:style-name="T47">repositório</text:span><text:span text:style-name="T72"> já </text:span><text:span text:style-name="T47">não</text:span><text:span text:style-name="T72"> </text:span><text:span text:style-name="T47">está</text:span><text:span text:style-name="T72"> </text:span><text:span text:style-name="T47">atualizado</text:span><text:span text:style-name="T72"> e </text:span><text:span text:style-name="T47">faz</text:span><text:span text:style-name="T72"> um </text:span><text:span text:style-name="T10">p</text:span><text:span text:style-name="T11">ush</text:span><text:span text:style-name="T72"> (envia dados) a </text:span><text:span text:style-name="T48">ele</text:span><text:span text:style-name="T72">, se </text:span><text:span text:style-name="T47">só</text:span><text:span text:style-name="T72"> </text:span><text:span text:style-name="T47">existe</text:span><text:span text:style-name="T72"> </text:span><text:span text:style-name="T49">um</text:span><text:span text:style-name="T73"> </text:span><text:span text:style-name="T49">repositório</text:span><text:span text:style-name="T73"> configurado e </text:span><text:span text:style-name="T49">deseja</text:span><text:span text:style-name="T73">-</text:span><text:span text:style-name="T49">se</text:span><text:span text:style-name="T73"> </text:span><text:span text:style-name="T49">usar</text:span><text:span text:style-name="T73"> o </text:span><text:span text:style-name="T49">branch</text:span><text:span text:style-name="T73"> </text:span><text:span text:style-name="T49">master</text:span><text:span text:style-name="T73"> </text:span><text:span text:style-name="T49">não</text:span><text:span text:style-name="T73"> é necessário </text:span><text:span text:style-name="T50">passar</text:span><text:span text:style-name="T74"> </text:span><text:span text:style-name="T50">parâmetros</text:span><text:span text:style-name="T49"> </text:span><text:span text:style-name="T51">(git </text:span><text:span text:style-name="T12">p</text:span><text:span text:style-name="T13">ush</text:span><text:span text:style-name="T51">)</text:span><text:span text:style-name="T73">.</text:span></text:p>
      <text:p text:style-name="P4"><text:span text:style-name="T73"><text:tab/></text:span><text:span text:style-name="T75">O comando </text:span><text:span text:style-name="T52">só</text:span><text:span text:style-name="T75"> </text:span><text:span text:style-name="T52">funciona</text:span><text:span text:style-name="T75"> se o </text:span><text:span text:style-name="T52">usuário</text:span><text:span text:style-name="T75"> </text:span><text:span text:style-name="T52">possui</text:span><text:span text:style-name="T75"> </text:span><text:span text:style-name="T52">permissões</text:span><text:span text:style-name="T75"> </text:span><text:span text:style-name="T52">de</text:span><text:span text:style-name="T75"> </text:span><text:span text:style-name="T52">escrita</text:span><text:span text:style-name="T75"> no repositório e se o </text:span><text:span text:style-name="T52">repositório</text:span><text:span text:style-name="T75"> </text:span><text:span text:style-name="T52">local</text:span><text:span text:style-name="T75"> está </text:span><text:span text:style-name="T53">up</text:span><text:span text:style-name="T76"> </text:span><text:span text:style-name="T53">to</text:span><text:span text:style-name="T76"> </text:span><text:span text:style-name="T53">date</text:span><text:span text:style-name="T75"> com o </text:span><text:span text:style-name="T52">repositório</text:span><text:span text:style-name="T75"> </text:span><text:span text:style-name="T52">remoto</text:span><text:span text:style-name="T75">.</text:span></text:p>
      <text:p text:style-name="P4"><text:soft-page-break/><text:span text:style-name="T75"><text:tab/></text:span><text:span text:style-name="T85">git push origin master</text:span><text:span text:style-name="T75"> </text:span><text:span text:style-name="T54">sempre</text:span><text:span text:style-name="T77"> é usado quando se quer </text:span><text:span text:style-name="T54">dar</text:span><text:span text:style-name="T77"> </text:span><text:span text:style-name="T54">push</text:span><text:span text:style-name="T77"> num </text:span><text:span text:style-name="T54">repositório</text:span><text:span text:style-name="T77"> </text:span><text:span text:style-name="T54">clonado</text:span><text:span text:style-name="T77"> pela </text:span><text:span text:style-name="T54">primeira</text:span><text:span text:style-name="T77"> </text:span><text:span text:style-name="T54">vez</text:span><text:span text:style-name="T77">,</text:span></text:p>
      <text:h text:style-name="P2" text:outline-level="3">Inspecionando um repositório remoto com git remote show</text:h>
      <text:p text:style-name="P4"><text:span text:style-name="T80"><text:tab/>git remote show </text:span><text:span text:style-name="T86">nomeDoRepo</text:span><text:span text:style-name="T104"> é usado para </text:span><text:span text:style-name="T55">mostrar</text:span><text:span text:style-name="T104"> </text:span><text:span text:style-name="T55">as</text:span><text:span text:style-name="T104"> </text:span><text:span text:style-name="T55">informações</text:span><text:span text:style-name="T104"> de </text:span><text:span text:style-name="T55">URL</text:span><text:span text:style-name="T104"> configuradas, dos </text:span><text:span text:style-name="T55">branches</text:span><text:span text:style-name="T104"> e dos </text:span><text:span text:style-name="T55">repositórios</text:span><text:span text:style-name="T104"> configurados para push/pull (se estão up to date etc).</text:span></text:p>
      <text:h text:style-name="P1" text:outline-level="2">Remover e renomear repositórios remotos</text:h>
      <text:p text:style-name="P4"><text:span text:style-name="T80"><text:tab/></text:span><text:span text:style-name="T87">Git remote rename nomeDoRepo novoNome</text:span><text:span text:style-name="T105"> </text:span><text:span text:style-name="T56">renomeia</text:span><text:span text:style-name="T105"> o </text:span><text:span text:style-name="T56">apelido</text:span><text:span text:style-name="T105"> de um repositório já configurado, isso também </text:span><text:span text:style-name="T56">muda</text:span><text:span text:style-name="T105"> </text:span><text:span text:style-name="T56">as</text:span><text:span text:style-name="T105"> </text:span><text:span text:style-name="T56">referências</text:span><text:span text:style-name="T105">, o que era referido como </text:span><text:span text:style-name="T56">nomeDoRepo/master vira novoNome/master</text:span><text:span text:style-name="T105">, por exemplo.</text:span></text:p>
      <text:p text:style-name="P4"><text:tab/><text:span text:style-name="T88">Git remote remove nomeDoRepo</text:span><text:span text:style-name="T106"> e </text:span><text:span text:style-name="T88">git remote rm nomeDoRepo </text:span><text:span text:style-name="T107">são usados para </text:span><text:span text:style-name="T108">remover</text:span><text:span text:style-name="T107"> </text:span><text:span text:style-name="T108">repositórios</text:span><text:span text:style-name="T107">.</text:span></text:p>
      <text:h text:style-name="P1" text:outline-level="2">Criando Tags</text:h>
      <text:p text:style-name="P4"><text:tab/><text:span text:style-name="T121">O git tem uma funcionalidade chamada </text:span><text:span text:style-name="T57">Tag</text:span><text:span text:style-name="T121"> </text:span><text:span text:style-name="T24">que</text:span><text:span text:style-name="T121"> </text:span><text:span text:style-name="T57">marca pontos específicos da história</text:span><text:span text:style-name="T121"> de um </text:span><text:span text:style-name="T57">repositório</text:span><text:span text:style-name="T121"> como </text:span><text:span text:style-name="T57">importantes</text:span><text:span text:style-name="T121">. </text:span><text:span text:style-name="T57">Normalmente</text:span><text:span text:style-name="T121"> isso é </text:span><text:span text:style-name="T57">usado</text:span><text:span text:style-name="T121"> para </text:span><text:span text:style-name="T57">marcar</text:span><text:span text:style-name="T121"> onde foram feitos </text:span><text:span text:style-name="T57">releases</text:span><text:span text:style-name="T121">.</text:span></text:p>
      <text:h text:style-name="P2" text:outline-level="3">Listando Tags</text:h>
      <text:p text:style-name="P4"><text:span text:style-name="T122"><text:tab/></text:span><text:span text:style-name="T123">Git tag</text:span><text:span text:style-name="T131"> </text:span><text:span text:style-name="T58">lista</text:span><text:span text:style-name="T131"> </text:span><text:span text:style-name="T58">todas</text:span><text:span text:style-name="T131"> as </text:span><text:span text:style-name="T58">tags</text:span><text:span text:style-name="T131"> do repositório em </text:span><text:span text:style-name="T58">ordem</text:span><text:span text:style-name="T131"> </text:span><text:span text:style-name="T58">alfabética</text:span><text:span text:style-name="T131">, ele pode receber o </text:span><text:span text:style-name="T58">parâmetro</text:span><text:span text:style-name="T131"> </text:span><text:span text:style-name="T89">-l</text:span><text:span text:style-name="T131"> seguido de </text:span><text:span text:style-name="T58">uma</text:span><text:span text:style-name="T131"> </text:span><text:span text:style-name="T58">string</text:span><text:span text:style-name="T131"> para </text:span><text:span text:style-name="T58">buscar</text:span><text:span text:style-name="T131"> </text:span><text:span text:style-name="T58">com</text:span><text:span text:style-name="T131"> </text:span><text:span text:style-name="T58">um</text:span><text:span text:style-name="T131"> </text:span><text:span text:style-name="T58">padrão</text:span><text:span text:style-name="T131"> específico, exemplo: </text:span><text:span text:style-name="T123">git tag -l “v1.8.5*”</text:span><text:span text:style-name="T131"> busca todas tags com nome v1.8.5 seguido de algo, como v1.8.5-rc0.</text:span></text:p>
      <text:h text:style-name="P2" text:outline-level="3">Criando Tags</text:h>
      <text:p text:style-name="P4"><text:tab/><text:span text:style-name="T132">Existem </text:span><text:span text:style-name="T59">dois</text:span><text:span text:style-name="T132"> </text:span><text:span text:style-name="T59">tipos</text:span><text:span text:style-name="T132"> de </text:span><text:span text:style-name="T78">tags</text:span><text:span text:style-name="T132">, </text:span><text:span text:style-name="T59">leves</text:span><text:span text:style-name="T132"> e </text:span><text:span text:style-name="T59">anotadas</text:span><text:span text:style-name="T132">, uma </text:span><text:span text:style-name="T59">tag</text:span><text:span text:style-name="T132"> </text:span><text:span text:style-name="T59">leve</text:span><text:span text:style-name="T132"> apenas </text:span><text:span text:style-name="T59">aponta</text:span><text:span text:style-name="T132"> </text:span><text:span text:style-name="T59">para</text:span><text:span text:style-name="T132"> </text:span><text:span text:style-name="T59">um</text:span><text:span text:style-name="T132"> </text:span><text:span text:style-name="T59">commit</text:span><text:span text:style-name="T132"> </text:span><text:span text:style-name="T59">(guarda seu </text:span><text:span text:style-name="T14">hash SHA-1</text:span><text:span text:style-name="T59">),</text:span><text:span text:style-name="T132"> enquanto </text:span><text:span text:style-name="T59">tags</text:span><text:span text:style-name="T132"> </text:span><text:span text:style-name="T59">anotadas</text:span><text:span text:style-name="T132"> são </text:span><text:span text:style-name="T59">objetos</text:span><text:span text:style-name="T132"> </text:span><text:span text:style-name="T59">do</text:span><text:span text:style-name="T132"> </text:span><text:span text:style-name="T59">DB</text:span><text:span text:style-name="T132"> com sua </text:span><text:span text:style-name="T59">própria</text:span><text:span text:style-name="T132"> </text:span><text:span text:style-name="T14">hash</text:span><text:span text:style-name="T25"> SHA-1</text:span><text:span text:style-name="T132">, </text:span><text:span text:style-name="T59">nome</text:span><text:span text:style-name="T132">, </text:span><text:span text:style-name="T59">e</text:span><text:span text:style-name="T78">-</text:span><text:span text:style-name="T59">mail,</text:span><text:span text:style-name="T132"> </text:span><text:span text:style-name="T59">data</text:span><text:span text:style-name="T132"> e uma </text:span><text:span text:style-name="T59">mensagem</text:span><text:span text:style-name="T132"> de tag.</text:span></text:p>
      <text:h text:style-name="P3" text:outline-level="4">Criando Tags Anotadas</text:h>
      <text:p text:style-name="P4"><text:tab/><text:span text:style-name="T133"> </text:span><text:span text:style-name="T124">git tag -a </text:span><text:span text:style-name="T129">nomeDaTag</text:span><text:span text:style-name="T124"> -m </text:span><text:span text:style-name="T130">“message” </text:span><text:span text:style-name="T109">cria a </text:span><text:span text:style-name="T115">tag</text:span><text:span text:style-name="T109"> e a </text:span><text:span text:style-name="T115">mensagem</text:span><text:span text:style-name="T109"> </text:span><text:span text:style-name="T110">a </text:span><text:span text:style-name="T116">partir</text:span><text:span text:style-name="T110"> do </text:span><text:span text:style-name="T116">último</text:span><text:span text:style-name="T110"> </text:span><text:span text:style-name="T116">commit</text:span><text:span text:style-name="T109">, se a </text:span><text:span text:style-name="T115">mensagem</text:span><text:span text:style-name="T109"> </text:span><text:span text:style-name="T115">não</text:span><text:span text:style-name="T109"> </text:span><text:span text:style-name="T115">for</text:span><text:span text:style-name="T109"> </text:span><text:span text:style-name="T115">especificada</text:span><text:span text:style-name="T109"> o </text:span><text:span text:style-name="T115">git</text:span><text:span text:style-name="T109"> </text:span><text:span text:style-name="T115">abre</text:span><text:span text:style-name="T109"> </text:span><text:span text:style-name="T111">o</text:span><text:span text:style-name="T109"> </text:span><text:span text:style-name="T115">editor</text:span><text:span text:style-name="T109"> </text:span><text:span text:style-name="T111">e pede uma mensagem. Para </text:span><text:span text:style-name="T117">ver</text:span><text:span text:style-name="T111"> </text:span><text:span text:style-name="T117">os</text:span><text:span text:style-name="T111"> </text:span><text:span text:style-name="T117">detalhes</text:span><text:span text:style-name="T111"> da </text:span><text:span text:style-name="T117">tag</text:span><text:span text:style-name="T111"> e o </text:span><text:span text:style-name="T117">commit</text:span><text:span text:style-name="T111"> em que ela </text:span><text:span text:style-name="T117">foi</text:span><text:span text:style-name="T111"> </text:span><text:span text:style-name="T117">criada</text:span><text:span text:style-name="T111"> basta </text:span><text:span text:style-name="T117">usar</text:span><text:span text:style-name="T111"> </text:span><text:span text:style-name="T94">git show nomeDaTa</text:span><text:span text:style-name="T95">g.</text:span></text:p>
      <text:h text:style-name="P3" text:outline-level="4">Criando Tags leves</text:h>
      <text:p text:style-name="P4"><text:tab/><text:span text:style-name="T133"> </text:span><text:span text:style-name="T124">git tag </text:span><text:span text:style-name="T125">nomeDaTag </text:span><text:span text:style-name="T117">cria</text:span><text:span text:style-name="T111"> </text:span><text:span text:style-name="T112">uma </text:span><text:span text:style-name="T118">tag</text:span><text:span text:style-name="T112"> de </text:span><text:span text:style-name="T118">tipo</text:span><text:span text:style-name="T112"> </text:span><text:span text:style-name="T118">leve</text:span><text:span text:style-name="T112"> </text:span><text:span text:style-name="T113">a partir do </text:span><text:span text:style-name="T119">último</text:span><text:span text:style-name="T113"> </text:span><text:span text:style-name="T119">commit</text:span><text:span text:style-name="T112">, usar </text:span><text:span text:style-name="T118">git show </text:span><text:span text:style-name="T112">só </text:span><text:span text:style-name="T118">mostrará</text:span><text:span text:style-name="T112"> as </text:span><text:span text:style-name="T118">infos</text:span><text:span text:style-name="T112"> </text:span><text:span text:style-name="T118">do</text:span><text:span text:style-name="T112"> </text:span><text:span text:style-name="T118">commit</text:span><text:span text:style-name="T112">. </text:span><text:span text:style-name="T114">É importante notar que </text:span><text:span text:style-name="T120">não</text:span><text:span text:style-name="T114"> </text:span><text:span text:style-name="T120">se</text:span><text:span text:style-name="T114"> </text:span><text:span text:style-name="T120">deve</text:span><text:span text:style-name="T114"> </text:span><text:span text:style-name="T120">passar</text:span><text:span text:style-name="T114"> </text:span><text:span text:style-name="T120">-a, -m ou -s como param.</text:span></text:p>
      <text:h text:style-name="P3" text:outline-level="4"><text:soft-page-break/>Criando tags em commits anteriores</text:h>
      <text:p text:style-name="P4"><text:tab/><text:span text:style-name="T134">Para </text:span><text:span text:style-name="T60">criar</text:span><text:span text:style-name="T134"> uma </text:span><text:span text:style-name="T60">tag</text:span><text:span text:style-name="T134"> </text:span><text:span text:style-name="T60">leve</text:span><text:span text:style-name="T134"> ou </text:span><text:span text:style-name="T60">anotada</text:span><text:span text:style-name="T134"> em um </text:span><text:span text:style-name="T60">commit</text:span><text:span text:style-name="T134"> </text:span><text:span text:style-name="T60">anterior</text:span><text:span text:style-name="T134"> basta </text:span><text:span text:style-name="T60">adicionar</text:span><text:span text:style-name="T134"> toda a </text:span><text:span text:style-name="T60">hash</text:span><text:span text:style-name="T134"> ou uma </text:span><text:span text:style-name="T60">parte</text:span><text:span text:style-name="T134"> </text:span><text:span text:style-name="T60">dela</text:span><text:span text:style-name="T134"> no comando </text:span><text:span text:style-name="T60">git</text:span><text:span text:style-name="T134"> </text:span><text:span text:style-name="T60">tag</text:span><text:span text:style-name="T134"> </text:span><text:span text:style-name="T126">(g</text:span><text:span text:style-name="T127">it tag </text:span><text:span text:style-name="T125">nomeDaTag </text:span><text:span text:style-name="T128">hash).</text:span></text:p>
      <text:h text:style-name="P2" text:outline-level="3">Compartilhando tags no git push</text:h>
      <text:p text:style-name="P4"><text:tab/><text:span text:style-name="T135">Por padrão o</text:span><text:span text:style-name="T61"> comando push não envia as tags ao servidor remoto</text:span><text:span text:style-name="T135">, para fazê-lo é necessário enviá-las de maneira explicita com o comando </text:span><text:span text:style-name="T90">git push origin nomeDaTag</text:span><text:span text:style-name="T135">.</text:span></text:p>
      <text:p text:style-name="P4"><text:tab/><text:span text:style-name="T136">Para </text:span><text:span text:style-name="T62">enviar </text:span><text:span text:style-name="T15">todas</text:span><text:span text:style-name="T62"> as tags</text:span><text:span text:style-name="T136"> que não foram enviadas ao mesmo tempo é </text:span><text:span text:style-name="T26">usado </text:span><text:span text:style-name="T27">o </text:span><text:span text:style-name="T16">param</text:span><text:span text:style-name="T62"> –tags </text:span><text:span text:style-name="T136">(</text:span><text:span text:style-name="T90">git push origin –</text:span><text:span text:style-name="T91">tags</text:span><text:span text:style-name="T135">).</text:span></text:p>
      <text:h text:style-name="P2" text:outline-level="3">Tags e Branches</text:h>
      <text:p text:style-name="P4"><text:tab/><text:span text:style-name="T17">Não é possível</text:span><text:span text:style-name="T37"> realizar o checkout de </text:span><text:span text:style-name="T18">tags</text:span>. <text:span text:style-name="T28">Se for preciso</text:span> <text:span text:style-name="T137">usar a mesma tag em outro branch</text:span>, <text:span text:style-name="T138">é possível</text:span> <text:span text:style-name="T29">criá-lo com uma tag</text:span> <text:span text:style-name="T80">git checkout -b </text:span><text:span text:style-name="T92">nomeDoBranch</text:span><text:span text:style-name="T80"> </text:span><text:span text:style-name="T96">nomeDaTag.</text:span></text:p>
      <text:h text:style-name="P1" text:outline-level="2">Apelidos Git <text:span text:style-name="T139">(alias)</text:span></text:h>
      <text:p text:style-name="P4"><text:tab/><text:span text:style-name="T140">Git </text:span><text:span text:style-name="T63">não tem autocomplete para comandos</text:span><text:span text:style-name="T140">, porém, é possível </text:span><text:span text:style-name="T63">criar</text:span><text:span text:style-name="T140"> </text:span><text:span text:style-name="T63">um</text:span><text:span text:style-name="T140"> </text:span><text:span text:style-name="T63">apelido</text:span><text:span text:style-name="T140"> </text:span><text:span text:style-name="T63">para</text:span><text:span text:style-name="T140"> </text:span><text:span text:style-name="T63">qualquer</text:span><text:span text:style-name="T140"> </text:span><text:span text:style-name="T63">comando</text:span><text:span text:style-name="T140"> usando</text:span><text:span text:style-name="T93"> git config --global alias.</text:span><text:span text:style-name="T97">APELIDO</text:span><text:span text:style-name="T93"> </text:span><text:span text:style-name="T97">COMANDO</text:span><text:span text:style-name="T19">.</text:span><text:span text:style-name="T30"> Por exemplo, usar o comando ‘git config --global alias.ci commit’ </text:span><text:span text:style-name="T31">fara com que o comando commit seja apelidado de ci, </text:span><text:span text:style-name="T32">então o </text:span><text:span text:style-name="T33">apelido </text:span><text:span text:style-name="T32">será $ git ci -m ‘</text:span><text:span text:style-name="T34">msg’.</text:span></text:p>
      <text:p text:style-name="P4"><text:tab/><text:span text:style-name="T1">Essa função é útil para aumentar a produtividade </text:span><text:span text:style-name="T2">através da compressão de coman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2T20:55:52.049000000</meta:creation-date>
    <meta:editing-duration>PT10S</meta:editing-duration>
    <meta:editing-cycles>2</meta:editing-cycles>
    <meta:generator>LibreOffice/6.3.4.2$Windows_X86_64 LibreOffice_project/60da17e045e08f1793c57c00ba83cdfce946d0aa</meta:generator>
    <dc:date>2021-06-22T20:56:01.778000000</dc:date>
    <meta:document-statistic meta:table-count="0" meta:image-count="0" meta:object-count="0" meta:page-count="3" meta:paragraph-count="41" meta:word-count="821" meta:character-count="4984" meta:non-whitespace-character-count="4178"/>
    <meta:template xlink:type="simple" xlink:actuate="onRequest" xlink:title="modelo" xlink:href="../../AppData/Roaming/LibreOffice/4/user/template/modelo.ott" meta:date="2021-06-22T20:55:51.527000000"/>
  </office:meta>
</office:document-meta>
</file>